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paragraph-properties fo:margin-left="0cm" fo:margin-right="0cm" fo:margin-top="0.026cm" fo:margin-bottom="0.026cm" style:contextual-spacing="false" fo:line-height="160%" fo:orphans="2" fo:widows="2" fo:text-indent="0cm" style:auto-text-indent="false"/>
      <style:text-properties fo:font-variant="normal" fo:text-transform="none" fo:color="#ffffff" loext:opacity="100%" style:font-name="Courier New" fo:font-size="14pt" fo:letter-spacing="normal" fo:font-style="normal" fo:font-weight="normal" fo:background-color="#3f3f3f" loext:padding="0cm" loext:border="non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Courier New" fo:font-size="14pt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ffffff" loext:opacity="100%" style:font-name="Courier New" fo:font-size="14pt" fo:letter-spacing="normal" fo:font-style="normal" fo:font-weight="normal" fo:background-color="#3f3f3f" loext:padding="0cm" loext:border="non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Courier New" fo:font-size="14pt" fo:letter-spacing="normal" fo:font-style="normal" fo:font-weight="normal" officeooo:paragraph-rsid="00119853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Courier New" fo:font-size="14pt" fo:letter-spacing="normal" fo:font-style="normal" fo:font-weight="normal" officeooo:paragraph-rsid="0015d760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656d76" loext:opacity="100%" style:font-name="apple-system" fo:font-size="15pt" fo:letter-spacing="normal" fo:font-style="normal" fo:font-weight="normal"/>
    </style:style>
    <style:style style:name="T1" style:family="text">
      <style:text-properties fo:font-variant="normal" fo:text-transform="none" fo:color="#ffffff" loext:opacity="100%" style:font-name="Courier New" fo:font-size="14pt" fo:letter-spacing="normal" fo:font-style="normal" fo:font-weight="normal" fo:background-color="#3f3f3f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seregandreev/bboard.git</text:p>
      <text:p text:style-name="Standard"/>
      <text:p text:style-name="Standard"><text:a xlink:type="simple" xlink:href="mailto:git@github.com" text:style-name="Internet_20_link" text:visited-style-name="Visited_20_Internet_20_Link">git@github.com</text:a>:seregandreev/bboard.git</text:p>
      <text:p text:style-name="Standard"/>
      <text:p text:style-name="Standard"/>
      <text:p text:style-name="P1">git &lt;опции&gt; &lt;команда&gt; &lt;аргументы&gt;</text:p>
      <text:p text:style-name="Text_20_body"><text:line-break/><text:span text:style-name="T1">git init</text:span></text:p>
      <text:p text:style-name="Text_20_body"><text:line-break/><text:span text:style-name="T1">git add .</text:span></text:p>
      <text:p text:style-name="P3"/>
      <text:p text:style-name="P3">sudo git config --global user.email "seregandreev6@gmail.com"</text:p>
      <text:p text:style-name="P3">sudo git config --global user.name "seregandreev"</text:p>
      <text:p text:style-name="P2">git commit -m "Очередное изменение проекта" -a</text:p>
      <text:p text:style-name="P2">git remote add origin <text:a xlink:type="simple" xlink:href="https://github.com/seregandreev/bboard.git" text:style-name="Internet_20_link" text:visited-style-name="Visited_20_Internet_20_Link">https://github.com/seregandreev/bboard.git</text:a></text:p>
      <text:p text:style-name="P2">git push -u origin main</text:p>
      <text:p text:style-name="P6">seregandreev</text:p>
      <text:p text:style-name="P4">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</text:p>
      <text:p text:style-name="P5">ghp_ahKRC2rMucMZXWXM0jwy33FLLKDmhv4gHin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20:37:54.574201633</meta:creation-date>
    <dc:date>2023-04-12T23:10:52.285429254</dc:date>
    <meta:editing-duration>PT2H35M10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45" meta:character-count="467" meta:non-whitespace-character-count="435"/>
  </office:meta>
</office:document-meta>
</file>